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P21" style:family="paragraph" style:parent-style-name="Standard">
      <style:text-properties officeooo:rsid="0011f4de" officeooo:paragraph-rsid="0026260e"/>
    </style:style>
    <style:style style:name="P22" style:family="paragraph" style:parent-style-name="Standard">
      <style:text-properties officeooo:rsid="0011f4de" officeooo:paragraph-rsid="00268465"/>
    </style:style>
    <style:style style:name="P23" style:family="paragraph" style:parent-style-name="Standard">
      <style:text-properties officeooo:rsid="0011f4de" officeooo:paragraph-rsid="00270799"/>
    </style:style>
    <style:style style:name="P24" style:family="paragraph" style:parent-style-name="Standard">
      <style:text-properties officeooo:rsid="0011f4de" officeooo:paragraph-rsid="00274d7c"/>
    </style:style>
    <style:style style:name="P25" style:family="paragraph" style:parent-style-name="Standard">
      <style:text-properties officeooo:rsid="0011f4de" officeooo:paragraph-rsid="0028e5db"/>
    </style:style>
    <style:style style:name="P26" style:family="paragraph" style:parent-style-name="Standard">
      <style:text-properties officeooo:rsid="0011f4de" officeooo:paragraph-rsid="002a36dc"/>
    </style:style>
    <style:style style:name="P27" style:family="paragraph" style:parent-style-name="Standard">
      <style:text-properties officeooo:rsid="0011f4de" officeooo:paragraph-rsid="002d4e94"/>
    </style:style>
    <style:style style:name="P28" style:family="paragraph" style:parent-style-name="Standard">
      <style:text-properties officeooo:rsid="0011f4de" officeooo:paragraph-rsid="00301b72"/>
    </style:style>
    <style:style style:name="P29" style:family="paragraph" style:parent-style-name="Standard">
      <style:text-properties officeooo:rsid="0011f4de" officeooo:paragraph-rsid="0033481d"/>
    </style:style>
    <style:style style:name="P30" style:family="paragraph" style:parent-style-name="Standard">
      <style:text-properties officeooo:rsid="0011f4de" officeooo:paragraph-rsid="00342e7b"/>
    </style:style>
    <style:style style:name="P31" style:family="paragraph" style:parent-style-name="Standard">
      <style:text-properties officeooo:rsid="0011f4de" officeooo:paragraph-rsid="0038d3e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  <style:style style:name="T18" style:family="text">
      <style:text-properties officeooo:rsid="0026260e"/>
    </style:style>
    <style:style style:name="T19" style:family="text">
      <style:text-properties style:font-name="DejaVu Sans Condensed" fo:font-size="14pt" officeooo:rsid="00268465" style:font-size-asian="14pt" style:font-size-complex="14pt"/>
    </style:style>
    <style:style style:name="T20" style:family="text">
      <style:text-properties officeooo:rsid="00268465"/>
    </style:style>
    <style:style style:name="T21" style:family="text">
      <style:text-properties officeooo:rsid="00270799"/>
    </style:style>
    <style:style style:name="T22" style:family="text">
      <style:text-properties officeooo:rsid="00274d7c"/>
    </style:style>
    <style:style style:name="T23" style:family="text">
      <style:text-properties officeooo:rsid="0028e5db"/>
    </style:style>
    <style:style style:name="T24" style:family="text">
      <style:text-properties style:font-name="DejaVu Sans Condensed" fo:font-size="14pt" officeooo:rsid="002a36dc" style:font-size-asian="14pt" style:font-size-complex="14pt"/>
    </style:style>
    <style:style style:name="T25" style:family="text">
      <style:text-properties officeooo:rsid="002a36dc"/>
    </style:style>
    <style:style style:name="T26" style:family="text">
      <style:text-properties fo:font-size="14pt" officeooo:rsid="002d4e94" style:font-size-asian="14pt" style:font-size-complex="14pt"/>
    </style:style>
    <style:style style:name="T27" style:family="text">
      <style:text-properties style:font-name="Source Sans Pro" fo:font-size="14pt" officeooo:rsid="00301b72" style:font-size-asian="14pt" style:font-size-complex="14pt"/>
    </style:style>
    <style:style style:name="T28" style:family="text">
      <style:text-properties fo:font-size="14pt" officeooo:rsid="0033481d" style:font-size-asian="14pt" style:font-size-complex="14pt"/>
    </style:style>
    <style:style style:name="T29" style:family="text">
      <style:text-properties style:font-name="Source Sans Pro" fo:font-size="14pt" officeooo:rsid="00342e7b" style:font-size-asian="14pt" style:font-size-complex="14pt"/>
    </style:style>
    <style:style style:name="T30" style:family="text">
      <style:text-properties fo:font-size="14pt" officeooo:rsid="00342e7b" style:font-size-asian="14pt" style:font-size-complex="14pt"/>
    </style:style>
    <style:style style:name="T31" style:family="text">
      <style:text-properties fo:font-size="14pt" officeooo:rsid="0038d3e7" style:font-size-asian="14pt" style:font-size-complex="14pt"/>
    </style:style>
    <style:style style:name="T32" style:family="text">
      <style:text-properties fo:font-size="14pt" officeooo:rsid="003938a4" style:font-size-asian="14pt" style:font-size-complex="14pt"/>
    </style:style>
    <style:style style:name="T33" style:family="text">
      <style:text-properties style:font-name="Source Sans Pro" fo:font-size="14pt" officeooo:rsid="0038d3e7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's length.</text:p>
      <text:p text:style-name="P3">int() str() float() convert values'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''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'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'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'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'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1"><text:span text:style-name="Source_20_Text"><text:span text:style-name="T18"># Guess the number game:</text:span></text:span></text:p>
      <text:p text:style-name="P21"><text:span text:style-name="Source_20_Text"># This is a guess the number game.</text:span></text:p>
      <text:p text:style-name="P21"><text:span text:style-name="Source_20_Text">import random</text:span></text:p>
      <text:p text:style-name="P21"><text:span text:style-name="Source_20_Text">secretNumber = random.randint(1, 20)</text:span></text:p>
      <text:p text:style-name="P21"><text:span text:style-name="Source_20_Text">print('I am thinking of a number between 1 and 20.')</text:span></text:p>
      <text:p text:style-name="P21"><text:span text:style-name="Source_20_Text"/></text:p>
      <text:p text:style-name="P21"><text:span text:style-name="Source_20_Text"># Ask the player to guess 6 times.</text:span></text:p>
      <text:p text:style-name="P21"><text:span text:style-name="Source_20_Text">for guessesTaken in range(1, 7):</text:span></text:p>
      <text:p text:style-name="P21"><text:span text:style-name="Source_20_Text"><text:s text:c="4"/>print('Take a guess.')</text:span></text:p>
      <text:p text:style-name="P21"><text:span text:style-name="Source_20_Text"><text:s text:c="4"/>guess = int(input())</text:span></text:p>
      <text:p text:style-name="P21"><text:span text:style-name="Source_20_Text"/></text:p>
      <text:p text:style-name="P21"><text:span text:style-name="Source_20_Text"><text:s text:c="4"/>if guess &lt; secretNumber:</text:span></text:p>
      <text:p text:style-name="P21"><text:span text:style-name="Source_20_Text"><text:s text:c="8"/>print('Your guess is too low.')</text:span></text:p>
      <text:p text:style-name="P21"><text:soft-page-break/><text:span text:style-name="Source_20_Text"><text:s text:c="4"/>elif guess &gt; secretNumber:</text:span></text:p>
      <text:p text:style-name="P21"><text:span text:style-name="Source_20_Text"><text:s text:c="8"/>print('Your guess is too high.')</text:span></text:p>
      <text:p text:style-name="P21"><text:span text:style-name="Source_20_Text"><text:s text:c="4"/>else:</text:span></text:p>
      <text:p text:style-name="P21"><text:span text:style-name="Source_20_Text"><text:s text:c="8"/>break # This condition is the correct guess!</text:span></text:p>
      <text:p text:style-name="P21"><text:span text:style-name="Source_20_Text"/></text:p>
      <text:p text:style-name="P21"><text:span text:style-name="Source_20_Text">if guess == secretNumber:</text:span></text:p>
      <text:p text:style-name="P21"><text:span text:style-name="Source_20_Text"><text:s text:c="4"/>print('Good job! You guessed my number in ' + str(guessesTaken) + ' guesses!')</text:span></text:p>
      <text:p text:style-name="P21"><text:span text:style-name="Source_20_Text">else:</text:span></text:p>
      <text:p text:style-name="P21"><text:span text:style-name="Source_20_Text"><text:s text:c="4"/>print('Nope. The number I was thinking of was ' + str(secretNumber))</text:span></text:p>
      <text:p text:style-name="P21"><text:span text:style-name="Source_20_Text"/></text:p>
      <text:p text:style-name="P22"><text:span text:style-name="Source_20_Text"><text:span text:style-name="T19"># Lists:</text:span></text:span></text:p>
      <text:p text:style-name="P22"><text:span text:style-name="Source_20_Text"><text:span text:style-name="T19">lists is composed of brackets containing elements seperated by comma.</text:span></text:span></text:p>
      <text:p text:style-name="P22"><text:span text:style-name="Source_20_Text"><text:span text:style-name="T20">Spam = ['cat', 'bat', 'rat']</text:span></text:span></text:p>
      <text:p text:style-name="P22"><text:span text:style-name="Source_20_Text"><text:span text:style-name="T20">list index start with 0</text:span></text:span></text:p>
      <text:p text:style-name="P22"><text:span text:style-name="Source_20_Text"><text:span text:style-name="T20">spam[0] → cat</text:span></text:span></text:p>
      <text:p text:style-name="P23"><text:span text:style-name="Source_20_Text"><text:span text:style-name="T21">* list of lists: a list containing lists inside it.</text:span></text:span></text:p>
      <text:p text:style-name="P23"><text:span text:style-name="Source_20_Text"><text:span text:style-name="T22">s</text:span></text:span><text:span text:style-name="Source_20_Text"><text:span text:style-name="T21">pam = [['cat', 'bat'],[10,20,30,40]]</text:span></text:span></text:p>
      <text:p text:style-name="P23"><text:span text:style-name="Source_20_Text"/></text:p>
      <text:p text:style-name="P24"><text:span text:style-name="Source_20_Text"><text:span text:style-name="T22">spam[0] → ['cat', 'bat']</text:span></text:span></text:p>
      <text:p text:style-name="P24"><text:span text:style-name="Source_20_Text"><text:span text:style-name="T22">spam[1][0] → 10</text:span></text:span></text:p>
      <text:p text:style-name="P24"><text:span text:style-name="Source_20_Text"/></text:p>
      <text:p text:style-name="P25"><text:span text:style-name="Source_20_Text"><text:span text:style-name="T23">spam = ['cat', 'bat', 'rat', 'elephant']</text:span></text:span></text:p>
      <text:p text:style-name="P25"><text:span text:style-name="Source_20_Text"><text:span text:style-name="T23">spam[-1]</text:span></text:span></text:p>
      <text:p text:style-name="P25"><text:span text:style-name="Source_20_Text">→ </text:span><text:span text:style-name="Source_20_Text"><text:span text:style-name="T23">elephant</text:span></text:span></text:p>
      <text:p text:style-name="P25"><text:span text:style-name="Source_20_Text"/></text:p>
      <text:p text:style-name="P25"><text:span text:style-name="Source_20_Text">spam = ['cat', 'bat','rat', 'elephant']</text:span></text:p>
      <text:p text:style-name="P25"><text:span text:style-name="Source_20_Text">print(spam[-1])</text:span></text:p>
      <text:p text:style-name="P25"><text:span text:style-name="Source_20_Text">print('The ' + spam[-1] + ' is afraid of the ' + spam[-3] + '.')</text:span></text:p>
      <text:p text:style-name="P25"><text:span text:style-name="Source_20_Text"/></text:p>
      <text:p text:style-name="P26"><text:span text:style-name="Source_20_Text"><text:span text:style-name="T24">we can use index to assign new value to list.</text:span></text:span></text:p>
      <text:p text:style-name="P26"><text:span text:style-name="Source_20_Text"><text:span text:style-name="T25">test = [10,20,30]</text:span></text:span></text:p>
      <text:p text:style-name="P26"><text:span text:style-name="Source_20_Text"><text:span text:style-name="T25">test[1] → <text:s/></text:span></text:span><text:span text:style-name="Source_20_Text">'</text:span><text:span text:style-name="Source_20_Text"><text:span text:style-name="T25">Hello</text:span></text:span><text:span text:style-name="Source_20_Text">'</text:span></text:p>
      <text:p text:style-name="P26"><text:span text:style-name="Source_20_Text"><text:span text:style-name="T25">test → [10, </text:span></text:span><text:span text:style-name="Source_20_Text">'</text:span><text:span text:style-name="Source_20_Text"><text:span text:style-name="T25">Hello</text:span></text:span><text:span text:style-name="Source_20_Text">', </text:span><text:span text:style-name="Source_20_Text"><text:span text:style-name="T25">30]</text:span></text:span></text:p>
      <text:p text:style-name="P26"><text:span text:style-name="Source_20_Text"><text:span text:style-name="T24">list[start:end] where start is inclusive and end is exclusive</text:span></text:span></text:p>
      <text:p text:style-name="P27"><text:span text:style-name="Source_20_Text"><text:span text:style-name="T26">to delete a list item:</text:span></text:span></text:p>
      <text:p text:style-name="P27"><text:span text:style-name="Source_20_Text"><text:span text:style-name="T26">del list[index]</text:span></text:span></text:p>
      <text:p text:style-name="P27"><text:span text:style-name="Source_20_Text"><text:span text:style-name="T26">len(list) → list items count (length)</text:span></text:span></text:p>
      <text:p text:style-name="P27"><text:span text:style-name="Source_20_Text"><text:span text:style-name="T26"/></text:span></text:p>
      <text:p text:style-name="P28"><text:span text:style-name="Source_20_Text"><text:span text:style-name="T27">there are similarities between lists and strings such as slicing and indexing.</text:span></text:span></text:p>
      <text:p text:style-name="P29"><text:span text:style-name="Source_20_Text"><text:span text:style-name="T28">list(“hello”)</text:span></text:span></text:p>
      <text:p text:style-name="P29"><text:span text:style-name="Source_20_Text"><text:span text:style-name="T28">→ [‘h’, ‘e’, ‘l’, ‘l’, ‘o’]</text:span></text:span></text:p>
      <text:p text:style-name="P29"><text:span text:style-name="Source_20_Text"><text:span text:style-name="T28">name(‘zophie’)</text:span></text:span></text:p>
      <text:p text:style-name="P29"><text:span text:style-name="Source_20_Text"><text:span text:style-name="T28">name[0]</text:span></text:span></text:p>
      <text:p text:style-name="P29"><text:span text:style-name="Source_20_Text"><text:span text:style-name="T28">→ z</text:span></text:span></text:p>
      <text:p text:style-name="P29"><text:span text:style-name="Source_20_Text"><text:span text:style-name="T28">name[1:3]</text:span></text:span></text:p>
      <text:p text:style-name="P29"><text:span text:style-name="Source_20_Text"><text:span text:style-name="T28">→ ‘op’</text:span></text:span></text:p>
      <text:p text:style-name="P30"><text:span text:style-name="Source_20_Text"><text:span text:style-name="T29">you can’t assign a letter in a string.</text:span></text:span></text:p>
      <text:p text:style-name="P30"><text:soft-page-break/><text:span text:style-name="Source_20_Text"><text:span text:style-name="T30">name_2 = 'zophie a cat'</text:span></text:span></text:p>
      <text:p text:style-name="P30"><text:span text:style-name="Source_20_Text"><text:span text:style-name="T30">newName = name_2[0:7] + 'the' + name_2[8:12]</text:span></text:span></text:p>
      <text:p text:style-name="P30"><text:span text:style-name="Source_20_Text"><text:span text:style-name="T30">print(newName)</text:span></text:span></text:p>
      <text:p text:style-name="P30"><text:span text:style-name="Source_20_Text"><text:span text:style-name="T30"/></text:span></text:p>
      <text:p text:style-name="P31"><text:span text:style-name="Source_20_Text"><text:span text:style-name="T31"># </text:span></text:span><text:span text:style-name="Source_20_Text"><text:span text:style-name="T32">mutable list </text:span></text:span><text:span text:style-name="Source_20_Text"><text:span text:style-name="T31">references:</text:span></text:span></text:p>
      <text:p text:style-name="P31"><text:span text:style-name="Source_20_Text"><text:span text:style-name="T31"># change in first list does not change a copy</text:span></text:span></text:p>
      <text:p text:style-name="P31"><text:span text:style-name="Source_20_Text"><text:span text:style-name="T31"># but changing a copy does change the original</text:span></text:span></text:p>
      <text:p text:style-name="P31"><text:span text:style-name="Source_20_Text"><text:span text:style-name="T31"># since the copy and the original refers to same place in memory.</text:span></text:span></text:p>
      <text:p text:style-name="P31"><text:span text:style-name="Source_20_Text"><text:span text:style-name="T31">print('does not change the copy\n')</text:span></text:span></text:p>
      <text:p text:style-name="P31"><text:span text:style-name="Source_20_Text"><text:span text:style-name="T31">#spam refers to a reference of the list not the actual list.</text:span></text:span></text:p>
      <text:p text:style-name="P31"><text:span text:style-name="Source_20_Text"><text:span text:style-name="T31">spam = 42</text:span></text:span></text:p>
      <text:p text:style-name="P31"><text:span text:style-name="Source_20_Text"><text:span text:style-name="T31">cheese = spam</text:span></text:span></text:p>
      <text:p text:style-name="P31"><text:span text:style-name="Source_20_Text"><text:span text:style-name="T31">spam = 100</text:span></text:span></text:p>
      <text:p text:style-name="P31"><text:span text:style-name="Source_20_Text"><text:span text:style-name="T31">print(spam)</text:span></text:span></text:p>
      <text:p text:style-name="P31"><text:span text:style-name="Source_20_Text"><text:span text:style-name="T31">print(cheese)</text:span></text:span></text:p>
      <text:p text:style-name="P31"><text:span text:style-name="Source_20_Text"><text:span text:style-name="T31">print('does change the copy\n')</text:span></text:span></text:p>
      <text:p text:style-name="P31"><text:span text:style-name="Source_20_Text"><text:span text:style-name="T31">listx = [0,1,2,3,4]</text:span></text:span></text:p>
      <text:p text:style-name="P31"><text:span text:style-name="Source_20_Text"><text:span text:style-name="T31">choice = listx</text:span></text:span></text:p>
      <text:p text:style-name="P31"><text:span text:style-name="Source_20_Text"><text:span text:style-name="T31">choice[1] = 'hello!'</text:span></text:span></text:p>
      <text:p text:style-name="P31"><text:span text:style-name="Source_20_Text"><text:span text:style-name="T31">print(choice)</text:span></text:span></text:p>
      <text:p text:style-name="P31"><text:span text:style-name="Source_20_Text"><text:span text:style-name="T31">print(listx)</text:span></text:span></text:p>
      <text:p text:style-name="P31"><text:span text:style-name="Source_20_Text"><text:span text:style-name="T31"/></text:span></text:p>
      <text:p text:style-name="P31"><text:span text:style-name="Source_20_Text"><text:span text:style-name="T31">* </text:span></text:span><text:span text:style-name="Source_20_Text"><text:span text:style-name="T33">immutable values don’t have this problem because they can’t be modified “in place”. They can only be replaced by new values.</text:span></text:span></text:p>
      <text:p text:style-name="P31"><text:span text:style-name="Source_20_Text"><text:span text:style-name="T3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3-05T16:27:28.216087584</dc:date>
    <meta:editing-duration>PT2H42M41S</meta:editing-duration>
    <meta:editing-cycles>46</meta:editing-cycles>
    <meta:generator>LibreOffice/24.8.4.2$Linux_X86_64 LibreOffice_project/480$Build-2</meta:generator>
    <meta:document-statistic meta:table-count="0" meta:image-count="0" meta:object-count="0" meta:page-count="7" meta:paragraph-count="252" meta:word-count="1221" meta:character-count="7177" meta:non-whitespace-character-count="5872"/>
  </office:meta>
</office:document-meta>
</file>